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sso One2" svg:font-family="'Russo One'" style:font-adornments="Normal" style:font-pitch="variable"/>
    <style:font-face style:name="Liberation Sans" svg:font-family="'Liberation Sans'" style:font-family-generic="roman" style:font-pitch="variable"/>
    <style:font-face style:name="Russo One" svg:font-family="'Russo One'" style:font-family-generic="roman" style:font-pitch="variable"/>
    <style:font-face style:name="Russo One1" svg:font-family="'Russo On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4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014cm" fo:min-width="8.07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073cm" fo:min-width="1.808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9" style:family="graphic" style:parent-style-name="standard">
      <style:graphic-properties svg:stroke-width="0.1cm" svg:stroke-color="#000080" draw:marker-start="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42cm" fo:min-width="0.455cm" fo:padding-top="0cm" fo:padding-bottom="0cm" fo:padding-left="0cm" fo:padding-right="0cm"/>
    </style:style>
    <style:style style:name="gr12" style:family="graphic" style:parent-style-name="standard">
      <style:graphic-properties svg:stroke-width="0.1cm" svg:stroke-color="#000080" draw:marker-start="Symmetric_20_Arrow" draw:marker-start-width="0.28cm" draw:marker-end="" draw:marker-end-width="0.28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969cm" fo:min-width="0.736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3.486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paragraph-properties fo:text-align="center"/>
      <style:text-properties fo:color="#000080"/>
    </style:style>
    <style:style style:name="P4" style:family="paragraph">
      <style:paragraph-properties fo:margin-left="0cm" fo:margin-right="0cm" fo:margin-top="0cm" fo:margin-bottom="0.4cm" fo:text-align="start" fo:text-indent="0cm"/>
    </style:style>
    <style:style style:name="P5" style:family="paragraph">
      <style:paragraph-properties fo:margin-left="0cm" fo:margin-right="0cm" fo:margin-top="0cm" fo:margin-bottom="0.4cm" fo:text-align="start" fo:text-indent="0cm"/>
      <style:text-properties fo:color="#000080" fo:font-size="16pt" style:font-size-asian="16pt" style:font-size-complex="16pt"/>
    </style:style>
    <style:style style:name="P6" style:family="paragraph">
      <style:text-properties fo:color="#000080" fo:font-size="28pt" style:font-size-asian="28pt" style:font-size-complex="2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16pt" style:font-size-asian="16pt" style:font-size-complex="16pt"/>
    </style:style>
    <style:style style:name="T3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4.439cm" svg:height="0cm" svg:x="1.435cm" svg:y="3.368cm" svg:viewBox="0 0 14440 0" draw:points="0,0 14440,0">
          <text:p/>
        </draw:polygon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1.915cm" svg:height="1.534cm" svg:x="25.291cm" svg:y="1.594cm">
          <draw:text-box>
            <text:p><text:span text:style-name="T1">1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gon draw:style-name="gr3" draw:text-style-name="P1" draw:layer="layout" svg:width="26.51cm" svg:height="0cm" svg:x="1.435cm" svg:y="3.368cm" svg:viewBox="0 0 26511 0" draw:points="0,0 26511,0">
          <text:p/>
        </draw:polygon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561cm" svg:y="9.634cm">
          <draw:text-box>
            <text:p text:style-name="P4"><text:span text:style-name="T2">Start in A, ga naar B</text:span></text:p>
          </draw:text-box>
        </draw:frame>
        <draw:frame draw:style-name="gr6" draw:layer="layout" svg:width="1.605cm" svg:height="1.02cm" svg:x="4.089cm" svg:y="16.87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6" draw:layer="layout" svg:width="0.804cm" svg:height="1.191cm" svg:x="13.545cm" svg:y="9.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8.883cm" svg:y="9.301cm">
          <draw:text-box>
            <text:p><text:span text:style-name="T3">B</text:span></text:p>
          </draw:text-box>
        </draw:frame>
        <draw:line draw:style-name="gr9" draw:text-style-name="P3" draw:layer="layout" svg:x1="13.421cm" svg:y1="9.925cm" svg:x2="9.718cm" svg:y2="9.902cm">
          <text:p/>
        </draw:line>
      </draw:page>
      <draw:page draw:name="page2" draw:style-name="dp1" draw:master-page-name="Default">
        <draw:polygon draw:style-name="gr1" draw:text-style-name="P1" draw:layer="layout" svg:width="14.439cm" svg:height="0cm" svg:x="1.435cm" svg:y="3.368cm" svg:viewBox="0 0 14440 0" draw:points="0,0 14440,0">
          <text:p/>
        </draw:polygon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48cm" svg:height="1.534cm" svg:x="25.291cm" svg:y="1.594cm">
          <draw:text-box>
            <text:p><text:span text:style-name="T1">2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gon draw:style-name="gr3" draw:text-style-name="P1" draw:layer="layout" svg:width="26.51cm" svg:height="0cm" svg:x="1.435cm" svg:y="3.368cm" svg:viewBox="0 0 26511 0" draw:points="0,0 26511,0">
          <text:p/>
        </draw:polygon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9.295cm" svg:height="2.014cm" svg:x="16.988cm" svg:y="8.624cm">
          <draw:text-box>
            <text:p text:style-name="P4"><text:span text:style-name="T2">Start in A, ga naar B, dan naar C</text:span></text:p>
          </draw:text-box>
        </draw:frame>
        <draw:frame draw:style-name="gr6" draw:layer="layout" svg:width="2.248cm" svg:height="1.02cm" svg:x="3.762cm" svg:y="16.87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6" draw:layer="layout" svg:width="0.804cm" svg:height="1.191cm" svg:x="13.926cm" svg:y="12.483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9.264cm" svg:y="12.384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9.276cm" svg:y="8.299cm">
          <draw:text-box>
            <text:p><text:span text:style-name="T3">C</text:span></text:p>
          </draw:text-box>
        </draw:frame>
        <draw:line draw:style-name="gr9" draw:text-style-name="P3" draw:layer="layout" svg:x1="9.598cm" svg:y1="12.329cm" svg:x2="9.598cm" svg:y2="9.443cm">
          <text:p/>
        </draw:line>
        <draw:line draw:style-name="gr9" draw:text-style-name="P3" draw:layer="layout" svg:x1="13.802cm" svg:y1="13.008cm" svg:x2="10.099cm" svg:y2="12.985cm">
          <text:p/>
        </draw:line>
      </draw:page>
      <draw:page draw:name="page3" draw:style-name="dp1" draw:master-page-name="Default">
        <draw:polygon draw:style-name="gr1" draw:text-style-name="P1" draw:layer="layout" svg:width="14.439cm" svg:height="0cm" svg:x="1.435cm" svg:y="3.368cm" svg:viewBox="0 0 14440 0" draw:points="0,0 14440,0">
          <text:p/>
        </draw:polygon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74cm" svg:height="1.534cm" svg:x="25.291cm" svg:y="1.594cm">
          <draw:text-box>
            <text:p><text:span text:style-name="T1">3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gon draw:style-name="gr3" draw:text-style-name="P1" draw:layer="layout" svg:width="26.51cm" svg:height="0cm" svg:x="1.435cm" svg:y="3.368cm" svg:viewBox="0 0 26511 0" draw:points="0,0 26511,0">
          <text:p/>
        </draw:polygon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9.208cm" svg:height="2.014cm" svg:x="16.988cm" svg:y="8.624cm">
          <draw:text-box>
            <text:p text:style-name="P4"><text:span text:style-name="T2">Start in A, ga naar B, dan naar C, dan naar D</text:span></text:p>
          </draw:text-box>
        </draw:frame>
        <draw:frame draw:style-name="gr6" draw:layer="layout" svg:width="2.951cm" svg:height="1.02cm" svg:x="3.626cm" svg:y="16.84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6" draw:layer="layout" svg:width="0.804cm" svg:height="1.191cm" svg:x="15.753cm" svg:y="12.838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091cm" svg:y="12.739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103cm" svg:y="8.654cm">
          <draw:text-box>
            <text:p><text:span text:style-name="T3">C</text:span></text:p>
          </draw:text-box>
        </draw:frame>
        <draw:frame draw:style-name="gr11" draw:text-style-name="P6" draw:layer="layout" svg:width="0.647cm" svg:height="4.42cm" svg:x="6.482cm" svg:y="8.63cm">
          <draw:text-box>
            <text:p><text:span text:style-name="T3">D</text:span></text:p>
          </draw:text-box>
        </draw:frame>
        <draw:line draw:style-name="gr9" draw:text-style-name="P3" draw:layer="layout" svg:x1="10.965cm" svg:y1="9.219cm" svg:x2="7.262cm" svg:y2="9.196cm">
          <text:p/>
        </draw:line>
        <draw:line draw:style-name="gr12" draw:text-style-name="P3" draw:layer="layout" svg:x1="11.425cm" svg:y1="9.798cm" svg:x2="11.425cm" svg:y2="12.684cm">
          <text:p/>
        </draw:line>
        <draw:line draw:style-name="gr9" draw:text-style-name="P3" draw:layer="layout" svg:x1="15.629cm" svg:y1="13.363cm" svg:x2="11.926cm" svg:y2="13.34cm">
          <text:p/>
        </draw:line>
      </draw:page>
      <draw:page draw:name="page4" draw:style-name="dp1" draw:master-page-name="Default">
        <draw:polygon draw:style-name="gr1" draw:text-style-name="P1" draw:layer="layout" svg:width="14.439cm" svg:height="0cm" svg:x="1.435cm" svg:y="3.368cm" svg:viewBox="0 0 14440 0" draw:points="0,0 14440,0">
          <text:p/>
        </draw:polygon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225cm" svg:height="1.534cm" svg:x="25.291cm" svg:y="1.594cm">
          <draw:text-box>
            <text:p><text:span text:style-name="T1">4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gon draw:style-name="gr3" draw:text-style-name="P1" draw:layer="layout" svg:width="26.51cm" svg:height="0cm" svg:x="1.435cm" svg:y="3.368cm" svg:viewBox="0 0 26511 0" draw:points="0,0 26511,0">
          <text:p/>
        </draw:polygon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6" draw:layer="layout" svg:width="3.599cm" svg:height="1.02cm" svg:x="3.217cm" svg:y="16.87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><text:span text:style-name="T3">C</text:span></text:p>
          </draw:text-box>
        </draw:frame>
        <draw:frame draw:style-name="gr11" draw:text-style-name="P6" draw:layer="layout" svg:width="0.647cm" svg:height="4.42cm" svg:x="6.673cm" svg:y="9.366cm">
          <draw:text-box>
            <text:p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><text:span text:style-name="T3">E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12" draw:text-style-name="P3" draw:layer="layout" svg:x1="11.616cm" svg:y1="10.534cm" svg:x2="11.616cm" svg:y2="13.42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12" draw:text-style-name="P3" draw:layer="layout" svg:x1="7.03cm" svg:y1="6.552cm" svg:x2="7.03cm" svg:y2="9.438cm">
          <text:p/>
        </draw:line>
        <draw:frame draw:style-name="gr5" draw:text-style-name="P5" draw:layer="layout" svg:width="9.208cm" svg:height="2.014cm" svg:x="16.988cm" svg:y="8.624cm">
          <draw:text-box>
            <text:p text:style-name="P4"><text:span text:style-name="T2">Start in A, ga naar B, dan naar C, dan naar D, dan naar E</text:span></text:p>
          </draw:text-box>
        </draw:frame>
      </draw:page>
      <draw:page draw:name="page5" draw:style-name="dp1" draw:master-page-name="Default">
        <draw:polygon draw:style-name="gr1" draw:text-style-name="P1" draw:layer="layout" svg:width="14.439cm" svg:height="0cm" svg:x="1.435cm" svg:y="3.368cm" svg:viewBox="0 0 14440 0" draw:points="0,0 14440,0">
          <text:p/>
        </draw:polygon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61cm" svg:height="1.534cm" svg:x="25.291cm" svg:y="1.594cm">
          <draw:text-box>
            <text:p><text:span text:style-name="T1">5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gon draw:style-name="gr3" draw:text-style-name="P1" draw:layer="layout" svg:width="26.51cm" svg:height="0cm" svg:x="1.435cm" svg:y="3.368cm" svg:viewBox="0 0 26511 0" draw:points="0,0 26511,0">
          <text:p/>
        </draw:polygon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6" draw:layer="layout" svg:width="4.247cm" svg:height="1.02cm" svg:x="2.699cm" svg:y="16.8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><text:span text:style-name="T3">C</text:span></text:p>
          </draw:text-box>
        </draw:frame>
        <draw:frame draw:style-name="gr11" draw:text-style-name="P6" draw:layer="layout" svg:width="0.647cm" svg:height="4.42cm" svg:x="6.673cm" svg:y="9.366cm">
          <draw:text-box>
            <text:p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><text:span text:style-name="T3">E</text:span></text:p>
          </draw:text-box>
        </draw:frame>
        <draw:line draw:style-name="gr9" draw:text-style-name="P3" draw:layer="layout" svg:x1="7.447cm" svg:y1="6.002cm" svg:x2="15.997cm" svg:y2="5.945cm">
          <text:p/>
        </draw:line>
        <draw:frame draw:style-name="gr13" draw:text-style-name="P6" draw:layer="layout" svg:width="0.736cm" svg:height="1.191cm" svg:x="16.067cm" svg:y="5.441cm">
          <draw:text-box>
            <text:p><text:span text:style-name="T3">F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12" draw:text-style-name="P3" draw:layer="layout" svg:x1="11.616cm" svg:y1="10.534cm" svg:x2="11.616cm" svg:y2="13.42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12" draw:text-style-name="P3" draw:layer="layout" svg:x1="7.03cm" svg:y1="6.552cm" svg:x2="7.03cm" svg:y2="9.438cm">
          <text:p/>
        </draw:line>
        <draw:frame draw:style-name="gr5" draw:text-style-name="P5" draw:layer="layout" svg:width="10.017cm" svg:height="2.014cm" svg:x="16.988cm" svg:y="8.624cm">
          <draw:text-box>
            <text:p text:style-name="P4"><text:span text:style-name="T2">Start in A, ga naar B, dan naar C, dan naar D, dan naar E, dan naar F</text:span></text:p>
          </draw:text-box>
        </draw:frame>
      </draw:page>
      <draw:page draw:name="page6" draw:style-name="dp1" draw:master-page-name="Default">
        <draw:polygon draw:style-name="gr1" draw:text-style-name="P1" draw:layer="layout" svg:width="14.439cm" svg:height="0cm" svg:x="1.435cm" svg:y="3.368cm" svg:viewBox="0 0 14440 0" draw:points="0,0 14440,0">
          <text:p/>
        </draw:polygon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99cm" svg:height="1.534cm" svg:x="25.291cm" svg:y="1.594cm">
          <draw:text-box>
            <text:p><text:span text:style-name="T1">6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gon draw:style-name="gr3" draw:text-style-name="P1" draw:layer="layout" svg:width="26.51cm" svg:height="0cm" svg:x="1.435cm" svg:y="3.368cm" svg:viewBox="0 0 26511 0" draw:points="0,0 26511,0">
          <text:p/>
        </draw:polygon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14" draw:text-style-name="P5" draw:layer="layout" svg:width="8.543cm" svg:height="3.486cm" svg:x="18.352cm" svg:y="12.224cm">
          <draw:text-box>
            <text:p text:style-name="P4"><text:span text:style-name="T2">Start in A, ga naar B, dan naar C, dan naar D, dan naar E, dan naar F, terug naar A en herhaal voor altijd</text:span></text:p>
          </draw:text-box>
        </draw:frame>
        <draw:frame draw:style-name="gr6" draw:layer="layout" svg:width="4.254cm" svg:height="1.66cm" svg:x="2.699cm" svg:y="16.84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><text:span text:style-name="T3">C</text:span></text:p>
          </draw:text-box>
        </draw:frame>
        <draw:line draw:style-name="gr9" draw:text-style-name="P3" draw:layer="layout" svg:x1="16.312cm" svg:y1="6.573cm" svg:x2="16.257cm" svg:y2="13.555cm">
          <text:p/>
        </draw:line>
        <draw:frame draw:style-name="gr11" draw:text-style-name="P6" draw:layer="layout" svg:width="0.647cm" svg:height="4.42cm" svg:x="6.673cm" svg:y="9.366cm">
          <draw:text-box>
            <text:p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><text:span text:style-name="T3">E</text:span></text:p>
          </draw:text-box>
        </draw:frame>
        <draw:line draw:style-name="gr12" draw:text-style-name="P3" draw:layer="layout" svg:x1="15.997cm" svg:y1="6.002cm" svg:x2="7.447cm" svg:y2="5.945cm">
          <text:p/>
        </draw:line>
        <draw:frame draw:style-name="gr13" draw:text-style-name="P6" draw:layer="layout" svg:width="0.736cm" svg:height="1.191cm" svg:x="16.067cm" svg:y="5.441cm">
          <draw:text-box>
            <text:p><text:span text:style-name="T3">F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9" draw:text-style-name="P3" draw:layer="layout" svg:x1="11.616cm" svg:y1="13.42cm" svg:x2="11.616cm" svg:y2="10.534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12" draw:text-style-name="P3" draw:layer="layout" svg:x1="7.03cm" svg:y1="6.552cm" svg:x2="7.03cm" svg:y2="9.4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usso One2" svg:font-family="'Russo One'" style:font-adornments="Normal" style:font-pitch="variable"/>
    <style:font-face style:name="Liberation Sans" svg:font-family="'Liberation Sans'" style:font-family-generic="roman" style:font-pitch="variable"/>
    <style:font-face style:name="Russo One" svg:font-family="'Russo One'" style:font-family-generic="roman" style:font-pitch="variable"/>
    <style:font-face style:name="Russo One1" svg:font-family="'Russo On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style:text-line-through-type="none" style:font-name="Russo One2" fo:font-family="'Russo One'" style:font-style-name="Normal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ed_20__28_var_29__20_1" draw:fill="solid" draw:fill-color="#317192" draw:fill-gradient-name="Gradient_20_7" draw:fill-hatch-name="Hatching_20_1" draw:fill-image-name="Bitmape_20_1"/>
      <style:text-properties style:font-name="Russo One2"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initial-creator>oaz </meta:initial-creator>
    <meta:creation-date>2013-05-27T23:31:27</meta:creation-date>
    <dc:format>image/svg+xml</dc:format>
    <meta:editing-cycles>23</meta:editing-cycles>
    <meta:editing-duration>PT1H5M41S</meta:editing-duration>
    <dc:date>2015-06-06T15:46:03.241273430</dc:date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  <mi mathvariant="normal">E</mi>
            <mi mathvariant="normal">F</mi>
          </mrow>
        </mrow>
      </mstyle>
    </mrow>
    <annotation encoding="StarMath 5.0">color blue { A B C D E F }</annotation>
  </semantics>
</math>
</file>

<file path=Object 2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</mrow>
        </mrow>
      </mstyle>
    </mrow>
    <annotation encoding="StarMath 5.0">color blue { A B C }</annotation>
  </semantics>
</math>
</file>

<file path=Object 3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</mrow>
        </mrow>
      </mstyle>
    </mrow>
    <annotation encoding="StarMath 5.0">color blue { A B C D }</annotation>
  </semantics>
</math>
</file>

<file path=Object 4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  <mi mathvariant="normal">E</mi>
          </mrow>
        </mrow>
      </mstyle>
    </mrow>
    <annotation encoding="StarMath 5.0">color blue { A B C D E }</annotation>
  </semantics>
</math>
</file>

<file path=Object 5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</mrow>
        </mrow>
      </mstyle>
    </mrow>
    <annotation encoding="StarMath 5.0">color blue { A B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i mathvariant="normal">B</mi>
                  <mi mathvariant="normal">C</mi>
                  <mi mathvariant="normal">D</mi>
                  <mi mathvariant="normal">E</mi>
                  <mi mathvariant="normal">F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B C D E F } underbrace infinity   }</annotation>
  </semantics>
</math>
</file>